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747f4" officeooo:paragraph-rsid="000747f4"/>
    </style:style>
    <style:style style:name="P2" style:family="paragraph" style:parent-style-name="Text_20_body">
      <style:text-properties officeooo:rsid="0009a6b5" officeooo:paragraph-rsid="0009a6b5"/>
    </style:style>
    <style:style style:name="P3" style:family="paragraph" style:parent-style-name="Text_20_body" style:list-style-name="L1">
      <style:text-properties officeooo:rsid="0009a6b5" officeooo:paragraph-rsid="000b16eb"/>
    </style:style>
    <style:style style:name="P4" style:family="paragraph" style:parent-style-name="Text_20_body" style:list-style-name="L1">
      <style:text-properties officeooo:rsid="0009a6b5" officeooo:paragraph-rsid="001e5dad"/>
    </style:style>
    <style:style style:name="P5" style:family="paragraph" style:parent-style-name="Text_20_body" style:list-style-name="L2">
      <style:text-properties officeooo:rsid="0009a6b5" officeooo:paragraph-rsid="0009a6b5"/>
    </style:style>
    <style:style style:name="P6" style:family="paragraph" style:parent-style-name="Text_20_body" style:list-style-name="L2">
      <style:text-properties officeooo:rsid="0009a6b5" officeooo:paragraph-rsid="0025b62a"/>
    </style:style>
    <style:style style:name="P7" style:family="paragraph" style:parent-style-name="Text_20_body">
      <style:text-properties officeooo:rsid="000b16eb" officeooo:paragraph-rsid="000b16eb"/>
    </style:style>
    <style:style style:name="P8" style:family="paragraph" style:parent-style-name="Text_20_body" style:list-style-name="L4">
      <style:text-properties officeooo:rsid="000b16eb" officeooo:paragraph-rsid="000b16eb"/>
    </style:style>
    <style:style style:name="P9" style:family="paragraph" style:parent-style-name="Text_20_body" style:list-style-name="L4">
      <style:text-properties officeooo:paragraph-rsid="000b16eb"/>
    </style:style>
    <style:style style:name="P10" style:family="paragraph" style:parent-style-name="Text_20_body" style:list-style-name="L4">
      <style:text-properties officeooo:rsid="000c9272" officeooo:paragraph-rsid="000c9272"/>
    </style:style>
    <style:style style:name="P11" style:family="paragraph" style:parent-style-name="Text_20_body" style:list-style-name="L1">
      <style:text-properties officeooo:rsid="000e63e6" officeooo:paragraph-rsid="000b16eb"/>
    </style:style>
    <style:style style:name="P12" style:family="paragraph" style:parent-style-name="Text_20_body">
      <style:text-properties officeooo:rsid="000e63e6" officeooo:paragraph-rsid="000e63e6"/>
    </style:style>
    <style:style style:name="P13" style:family="paragraph" style:parent-style-name="Text_20_body">
      <style:text-properties officeooo:rsid="00133d56" officeooo:paragraph-rsid="001501ec"/>
    </style:style>
    <style:style style:name="P14" style:family="paragraph" style:parent-style-name="Text_20_body">
      <style:text-properties officeooo:rsid="0027d99f" officeooo:paragraph-rsid="0027d99f"/>
    </style:style>
    <style:style style:name="P15" style:family="paragraph" style:parent-style-name="Text_20_body">
      <style:text-properties officeooo:rsid="002a4b09" officeooo:paragraph-rsid="002a4b09"/>
    </style:style>
    <style:style style:name="P16" style:family="paragraph" style:parent-style-name="Text_20_body" style:list-style-name="L1">
      <style:text-properties officeooo:rsid="002a4b09" officeooo:paragraph-rsid="002a4b09"/>
    </style:style>
    <style:style style:name="P17" style:family="paragraph" style:parent-style-name="Text_20_body">
      <style:text-properties officeooo:rsid="002ad5ed" officeooo:paragraph-rsid="002ad5ed"/>
    </style:style>
    <style:style style:name="P18" style:family="paragraph" style:parent-style-name="Text_20_body" style:list-style-name="L1">
      <style:text-properties officeooo:rsid="001a3a79" officeooo:paragraph-rsid="002b6242"/>
    </style:style>
    <style:style style:name="P19" style:family="paragraph" style:parent-style-name="Text_20_body" style:list-style-name="L1">
      <style:text-properties officeooo:paragraph-rsid="002b6242"/>
    </style:style>
    <style:style style:name="P20" style:family="paragraph" style:parent-style-name="Header">
      <style:paragraph-properties fo:text-align="end" style:justify-single-word="false"/>
      <style:text-properties officeooo:rsid="000747f4" officeooo:paragraph-rsid="000747f4"/>
    </style:style>
    <style:style style:name="P21" style:family="paragraph" style:parent-style-name="Header">
      <style:paragraph-properties fo:text-align="end" style:justify-single-word="false"/>
      <style:text-properties officeooo:rsid="0016ad1f" officeooo:paragraph-rsid="0016ad1f"/>
    </style:style>
    <style:style style:name="T1" style:family="text">
      <style:text-properties officeooo:rsid="0009a6b5"/>
    </style:style>
    <style:style style:name="T2" style:family="text">
      <style:text-properties officeooo:rsid="000b16eb"/>
    </style:style>
    <style:style style:name="T3" style:family="text">
      <style:text-properties officeooo:rsid="000c9272"/>
    </style:style>
    <style:style style:name="T4" style:family="text">
      <style:text-properties style:font-name="Liberation Serif1" style:font-name-asian="Liberation Serif1" style:font-name-complex="Liberation Serif1"/>
    </style:style>
    <style:style style:name="T5" style:family="text">
      <style:text-properties style:font-name="Liberation Serif1" officeooo:rsid="000e63e6" style:font-name-asian="Liberation Serif1" style:font-name-complex="Liberation Serif1"/>
    </style:style>
    <style:style style:name="T6" style:family="text">
      <style:text-properties style:font-name="Liberation Serif1" officeooo:rsid="001501ec" style:font-name-asian="Liberation Serif1" style:font-name-complex="Liberation Serif1"/>
    </style:style>
    <style:style style:name="T7" style:family="text">
      <style:text-properties style:font-name="Liberation Serif1" fo:font-weight="normal" style:font-name-asian="Liberation Serif1" style:font-weight-asian="normal" style:font-name-complex="Liberation Serif1" style:font-weight-complex="normal"/>
    </style:style>
    <style:style style:name="T8" style:family="text">
      <style:text-properties style:font-name="Liberation Serif1" fo:font-weight="normal" officeooo:rsid="000b77fb" style:font-name-asian="Liberation Serif1" style:font-weight-asian="normal" style:font-name-complex="Liberation Serif1" style:font-weight-complex="normal"/>
    </style:style>
    <style:style style:name="T9" style:family="text">
      <style:text-properties style:font-name="Liberation Serif1" fo:font-weight="normal" officeooo:rsid="001c1226" style:font-name-asian="Liberation Serif1" style:font-weight-asian="normal" style:font-name-complex="Liberation Serif1" style:font-weight-complex="normal"/>
    </style:style>
    <style:style style:name="T10" style:family="text">
      <style:text-properties style:font-name="Liberation Serif1" fo:font-weight="normal" officeooo:rsid="001ca4bf" style:font-name-asian="Liberation Serif1" style:font-weight-asian="normal" style:font-name-complex="Liberation Serif1" style:font-weight-complex="normal"/>
    </style:style>
    <style:style style:name="T11" style:family="text">
      <style:text-properties style:font-name="Liberation Serif1" fo:font-weight="normal" officeooo:rsid="000ed685" style:font-name-asian="Liberation Serif1" style:font-weight-asian="normal" style:font-name-complex="Liberation Serif1" style:font-weight-complex="normal"/>
    </style:style>
    <style:style style:name="T12" style:family="text">
      <style:text-properties style:font-name="Liberation Serif1" fo:font-weight="normal" officeooo:rsid="0016633f" style:font-name-asian="Liberation Serif1" style:font-weight-asian="normal" style:font-name-complex="Liberation Serif1" style:font-weight-complex="normal"/>
    </style:style>
    <style:style style:name="T13" style:family="text">
      <style:text-properties style:font-name="Liberation Serif1" fo:font-weight="normal" officeooo:rsid="00174943" style:font-name-asian="Liberation Serif1" style:font-weight-asian="normal" style:font-name-complex="Liberation Serif1" style:font-weight-complex="normal"/>
    </style:style>
    <style:style style:name="T14" style:family="text">
      <style:text-properties style:font-name="Liberation Serif1" fo:font-weight="normal" officeooo:rsid="00141989" style:font-name-asian="Liberation Serif1" style:font-weight-asian="normal" style:font-name-complex="Liberation Serif1" style:font-weight-complex="normal"/>
    </style:style>
    <style:style style:name="T15" style:family="text">
      <style:text-properties style:font-name="Liberation Serif1" fo:font-weight="normal" officeooo:rsid="002c012e" style:font-name-asian="Liberation Serif1" style:font-weight-asian="normal" style:font-name-complex="Liberation Serif1" style:font-weight-complex="normal"/>
    </style:style>
    <style:style style:name="T16" style:family="text">
      <style:text-properties style:font-name="Liberation Serif1" fo:font-weight="normal" officeooo:rsid="002d1f05" style:font-name-asian="Liberation Serif1" style:font-weight-asian="normal" style:font-name-complex="Liberation Serif1" style:font-weight-complex="normal"/>
    </style:style>
    <style:style style:name="T17" style:family="text">
      <style:text-properties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18" style:family="text">
      <style:text-properties style:font-name="Liberation Serif1" fo:font-style="italic" fo:font-weight="normal" officeooo:rsid="000ed685" style:font-name-asian="Liberation Serif1" style:font-style-asian="italic" style:font-weight-asian="normal" style:font-name-complex="Liberation Serif1" style:font-style-complex="italic" style:font-weight-complex="normal"/>
    </style:style>
    <style:style style:name="T19" style:family="text">
      <style:text-properties style:font-name="Liberation Serif1" style:text-underline-style="solid" style:text-underline-width="auto" style:text-underline-color="font-color" fo:font-weight="normal" style:font-name-asian="Liberation Serif1" style:font-weight-asian="normal" style:font-name-complex="Liberation Serif1" style:font-weight-complex="normal"/>
    </style:style>
    <style:style style:name="T20" style:family="text">
      <style:text-properties officeooo:rsid="00100c01"/>
    </style:style>
    <style:style style:name="T21" style:family="text">
      <style:text-properties officeooo:rsid="0010ce9a"/>
    </style:style>
    <style:style style:name="T22" style:family="text">
      <style:text-properties officeooo:rsid="0012229c"/>
    </style:style>
    <style:style style:name="T23" style:family="text">
      <style:text-properties officeooo:rsid="00198b9f"/>
    </style:style>
    <style:style style:name="T24" style:family="text">
      <style:text-properties officeooo:rsid="0019ba3a"/>
    </style:style>
    <style:style style:name="T25" style:family="text">
      <style:text-properties officeooo:rsid="001ca8a8"/>
    </style:style>
    <style:style style:name="T26" style:family="text">
      <style:text-properties officeooo:rsid="001e5dad"/>
    </style:style>
    <style:style style:name="T27" style:family="text">
      <style:text-properties officeooo:rsid="00295991"/>
    </style:style>
    <style:style style:name="T28" style:family="text">
      <style:text-properties officeooo:rsid="002ae8ed"/>
    </style:style>
    <style:style style:name="T29" style:family="text">
      <style:text-properties fo:font-weight="normal" officeooo:rsid="000b77fb" style:font-weight-asian="normal" style:font-weight-complex="normal"/>
    </style:style>
    <style:style style:name="T30" style:family="text">
      <style:text-properties fo:font-weight="normal" officeooo:rsid="00152dcf" style:font-weight-asian="normal" style:font-weight-complex="normal"/>
    </style:style>
    <style:style style:name="T31" style:family="text">
      <style:text-properties fo:font-weight="normal" officeooo:rsid="000d6235" style:font-weight-asian="normal" style:font-weight-complex="normal"/>
    </style:style>
    <style:style style:name="T32" style:family="text">
      <style:text-properties fo:font-weight="normal" officeooo:rsid="002d1f05" style:font-weight-asian="normal" style:font-weight-complex="normal"/>
    </style:style>
    <style:style style:name="T33" style:family="text">
      <style:text-properties fo:font-style="italic" fo:font-weight="normal" officeooo:rsid="000b77fb" style:font-style-asian="italic" style:font-weight-asian="normal" style:font-style-complex="italic" style:font-weight-complex="normal"/>
    </style:style>
    <style:style style:name="T34" style:family="text">
      <style:text-properties fo:font-style="italic" fo:font-weight="normal" officeooo:rsid="00152dcf" style:font-style-asian="italic" style:font-weight-asian="normal" style:font-style-complex="italic" style:font-weight-complex="normal"/>
    </style:style>
    <style:style style:name="T35" style:family="text">
      <style:text-properties fo:font-style="italic" fo:font-weight="normal" officeooo:rsid="000d6235"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proof is presented in three parts: First we prove that path inversion works, then that the edge coloring is valid, then that the algorithm requires at most 1 color more than the maximum degree of the graph.</text:p>
      <text:h text:style-name="Heading_20_1" text:outline-level="1">D<text:span text:style-name="T1">efinitions:</text:span></text:h>
      <text:list xml:id="list2292403949478926382" text:style-name="L1">
        <text:list-item>
          <text:p text:style-name="P3"><text:span text:style-name="T22">N, and O</text:span> are vertices in the graph</text:p>
        </text:list-item>
        <text:list-item>
          <text:p text:style-name="P3">C and D are colors. <text:span text:style-name="T23">C is free on N and D is free on F[Z].</text:span></text:p>
        </text:list-item>
        <text:list-item>
          <text:p text:style-name="P3">F is a maximal fan on <text:span text:style-name="T22">N</text:span></text:p>
          <text:list>
            <text:list-item>
              <text:p text:style-name="P4">Z is the size of the fan F.</text:p>
            </text:list-item>
            <text:list-item>
              <text:p text:style-name="P4">We'll start numbering F's elements at 1, so F[1] is the first vertex in F and F[Z] is the last vertex.</text:p>
            </text:list-item>
          </text:list>
        </text:list-item>
        <text:list-item>
          <text:p text:style-name="P16">G is a not-necessarily-maximal fan on N. Specifically it contains the first several elements of F up to and including vertex O. In symbolic notation: G=F[1], F[2], …, O</text:p>
        </text:list-item>
        <text:list-item>
          <text:p text:style-name="P11"><text:span text:style-name="T4">Δ is the maximum degree of the graph</text:span></text:p>
        </text:list-item>
        <text:list-item>
          <text:p text:style-name="P18"><text:span text:style-name="T8">A </text:span><text:span text:style-name="T7">color is </text:span><text:span text:style-name="T17">free</text:span><text:span text:style-name="T7"> on a vertex </text:span><text:span text:style-name="T16">A</text:span><text:span text:style-name="T7"> given an edge (</text:span><text:span text:style-name="T16">A</text:span><text:span text:style-name="T15">, </text:span><text:span text:style-name="T16">B</text:span><text:span text:style-name="T7">) if </text:span><text:span text:style-name="T9">and only if </text:span><text:span text:style-name="T7">the color is not present on a</text:span><text:span text:style-name="T10">ny of</text:span><text:span text:style-name="T7"> the </text:span><text:span text:style-name="T19">other</text:span><text:span text:style-name="T7"> edges to which </text:span><text:span text:style-name="T16">A</text:span><text:span text:style-name="T7"> is connected.</text:span></text:p>
        </text:list-item>
        <text:list-item>
          <text:p text:style-name="P19"><text:span text:style-name="T29">A </text:span><text:span text:style-name="T33">fan</text:span><text:span text:style-name="T29"> of a vertex </text:span><text:span text:style-name="T32">A</text:span><text:span text:style-name="T29"> is a sequence of neighbors of </text:span><text:span text:style-name="T32">A</text:span><text:span text:style-name="T29"> in which the edge between </text:span><text:span text:style-name="T32">A</text:span><text:span text:style-name="T29">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30">on two different edges</text:span><text:span text:style-name="T29">). </text:span><text:span text:style-name="T30">A </text:span><text:span text:style-name="T34">maximal</text:span><text:span text:style-name="T30"> fan of a vertex </text:span><text:span text:style-name="T32">A</text:span><text:span text:style-name="T30"> is one that includes every vertex to which </text:span><text:span text:style-name="T32">A</text:span><text:span text:style-name="T30"> is connected.</text:span></text:p>
        </text:list-item>
        <text:list-item>
          <text:p text:style-name="P19"><text:span text:style-name="T31">A fan is </text:span><text:span text:style-name="T35">rotated</text:span><text:span text:style-name="T31"> by rotating the colors, or lack thereof, through the edges in the fan: for a fan on vertex </text:span><text:span text:style-name="T32">A</text:span><text:span text:style-name="T31">, the color of edge (</text:span><text:span text:style-name="T32">A, B</text:span><text:span text:style-name="T31">) is set to the color of edge (</text:span><text:span text:style-name="T32">A, C</text:span><text:span text:style-name="T31">), the color of edge (</text:span><text:span text:style-name="T32">A, C</text:span><text:span text:style-name="T31">) is set to that of (</text:span><text:span text:style-name="T32">A, D</text:span><text:span text:style-name="T31">), … and the color of edge (</text:span><text:span text:style-name="T32">A, Z</text:span><text:span text:style-name="T31">) is set to that of (</text:span><text:span text:style-name="T32">A, B</text:span><text:span text:style-name="T31">).</text:span></text:p>
        </text:list-item>
        <text:list-item>
          <text:p text:style-name="P18"><text:span text:style-name="T18">Inverting</text:span><text:span text:style-name="T11"> a path </text:span><text:span text:style-name="T12">means, given a starting vertex </text:span><text:span text:style-name="T16">A</text:span><text:span text:style-name="T12"> and two colors </text:span><text:span text:style-name="T16">E</text:span><text:span text:style-name="T12"> and </text:span><text:span text:style-name="T16">F</text:span><text:span text:style-name="T12">, find the longest path </text:span><text:span text:style-name="T13">containing</text:span><text:span text:style-name="T12"> </text:span><text:span text:style-name="T16">A</text:span><text:span text:style-name="T12"> and containing only edges which have those colors. Then you switch</text:span><text:span text:style-name="T11"> </text:span><text:span text:style-name="T12">the colors</text:span><text:span text:style-name="T11">: every edge </text:span><text:span text:style-name="T14">in the path </text:span><text:span text:style-name="T11">that had color </text:span><text:span text:style-name="T16">E</text:span><text:span text:style-name="T11"> gets color </text:span><text:span text:style-name="T16">F</text:span><text:span text:style-name="T11"> and every edge that had color </text:span><text:span text:style-name="T16">F</text:span><text:span text:style-name="T11"> gets color </text:span><text:span text:style-name="T16">E</text:span><text:span text:style-name="T11">.</text:span></text:p>
        </text:list-item>
      </text:list>
      <text:h text:style-name="Heading_20_1" text:outline-level="1">Part 1: Path inversion</text:h>
      <text:p text:style-name="P15">Inverting a path guarantees that we will find some vertex O within fan F</text:p>
      <text:p text:style-name="P2"><text:span text:style-name="T26">Before a path gets inverted</text:span>, there are two possibilities:</text:p>
      <text:list xml:id="list613415404336680515" text:style-name="L2">
        <text:list-item>
          <text:p text:style-name="P6">F has one edge colored D. <text:span text:style-name="T25">Let's call this edge F[X+1]. Thus, by the definition of a fan, the color D is free on F[X]. X+1 cannot be equal to 1 because, also by the definition of a fan, the first </text:span><text:soft-page-break/><text:span text:style-name="T25">element of the fan, F[1], is uncolored. X must be less than Z because F[X+1] exists. Therefore X must be in the range 1, …, Z-1. Now we show that after the inversion, for each Y in the ranges 1, …, X – 1 and X + 1, …, Z (in other words, for each Y that is not equal to X and is in the range 1, …, Z), the color of edge (F[Y + 1], N) is free on Y. Note that prior to the inversion, the color of edge (N, F[Y+1]) cannot be C because C is free on N. It also cannot be D because D is the color of edge (N, F[X+1]); remember that Y is not equal to X and fans by definition require each edge to either have a color unique within the fan or no color at all. Since the inversion only affects edges colored C or D, our claim that “the color of edge (F[Y + 1], N) is free on Y” holds true.</text:span></text:p>
        </text:list-item>
        <text:list-item>
          <text:p text:style-name="P5">F has zero edges colored D. <text:span text:style-name="T24">Because F is a maximal fan on N, and D is free on F's last vertex, F[Z], there can be no edges adjacent to N having color D. If such an edge did exist, it would have to be after vertex F[Z] in a maximal fan on N because D is free on F[Z]. F would then not be a maximal fan, which contradicts our definition of F. Thus, D is free on vertex N. Since color C has been defined as also being free on N, the path containing vertex N and edges of colors C and D is an empty path; it does not lead to any other vertices. Inverting an empty path has no effect on the graph. Set O = F[Z].</text:span></text:p>
        </text:list-item>
      </text:list>
      <text:p text:style-name="P14">The vertex F[X] (X having been defined in the first possibility above) either is or is not in the path being inverted. If not, then F[X] and its set of free colors will not be affected, thus color D stays free on F[X] and we will set O=F[X]. On the other hand, if F[X] is on the path, F still remains a fan and color D remains free on F's last element, F[Z]: Since inverting a path means switching colors C and D (edges colored C get colored D and vice versa – we are not redefining C and D), and D was free on F[X], C becomes free on F[X]. The color of edge (N, F[X+1]) also gets switched from D to C because that edge (having one of the two required colors and being connected to a vertex on the path) is also on the path. C is now free on vertex F[X] and our claim from before, that <text:span text:style-name="T25">“the color of edge (F[Y + 1], N) is free on Y” </text:span>is still true. Thus F still fits the definition of a fan. <text:span text:style-name="T27">Finally, because the vertex F[Z] is not on the path, D remains free on that vertex. Set O=F[Z].</text:span></text:p>
      <text:p text:style-name="P17">Because G is a subset of F and F is a fan, G is also a fan.</text:p>
      <text:h text:style-name="Heading_20_1" text:outline-level="1">Part 2: Proper edge coloring</text:h>
      <text:p text:style-name="P7">This part of the proof uses induction.</text:p>
      <text:list xml:id="list3262050724536996924" text:style-name="L4">
        <text:list-item>
          <text:p text:style-name="P9"><text:span text:style-name="T2">Base case: No edges are colored; this is a valid coloration.</text:span></text:p>
        </text:list-item>
        <text:list-item>
          <text:p text:style-name="P8">Inductive assumption: Assume the algorithm's previous iteration resulted in a valid coloration.</text:p>
        </text:list-item>
        <text:list-item>
          <text:p text:style-name="P8">Inductive step: <text:span text:style-name="T3">In the current iteration of the algorithm, we invert the path. This ensures that color D is free on vertex N. By the path inversion proof above, D is also free on vertex O. </text:span></text:p>
        </text:list-item>
        <text:list-item>
          <text:p text:style-name="P10">Rotating the fan G does not invalidate the coloring.</text:p>
        </text:list-item>
        <text:list-item>
          <text:p text:style-name="P10">Thus, setting the color of edge (<text:span text:style-name="T28">N, O</text:span>) to D still results in a valid coloring.</text:p>
        </text:list-item>
      </text:list>
      <text:h text:style-name="Heading_20_1" text:outline-level="1"><text:soft-page-break/>Part 3: Maximum number of colors</text:h>
      <text:p text:style-name="P12">For this part of the proof, colors are equivalent to <text:span text:style-name="T21">positive nonzero </text:span>integers. That is, <text:span text:style-name="T20">there is assumed to be a list of colors such that any color may be referred to by a number, its position in the list. The number zero is assumed to refer to a lack of color.</text:span></text:p>
      <text:p text:style-name="P13">In any given iteration of the algorithm, only two colors are used: C and D. The degree of vertex N is bounded by <text:span text:style-name="T5">Δ. </text:span><text:span text:style-name="T6">Because N is adjacent to at least one uncolored edge, at least one color in the range 1, …, </text:span><text:span text:style-name="T5">Δ </text:span><text:span text:style-name="T6">is available to be used as C. The color D, on the other hand, depends not on vertex N but on vertex F[Z]. Vertex F[Z] may have the maximal degree </text:span><text:span text:style-name="T5">Δ </text:span><text:span text:style-name="T6">and is not guaranteed to have any uncolored adjacent edges; thus, D is in the range 1, …, </text:span><text:span text:style-name="T5">Δ </text:span><text:span text:style-name="T6">+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line-height="100%" fo:text-indent="0in" style:auto-text-indent="true" style:page-number="auto"/>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6in" fo:margin-right="0in" fo:margin-top="0.139in" fo:margin-bottom="0.0835in" loext:contextual-spacing="false" fo:text-indent="-0.3in" style:auto-text-indent="false" style:page-number="auto">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47f4" officeooo:paragraph-rsid="000747f4"/>
    </style:style>
    <style:style style:name="MP2" style:family="paragraph" style:parent-style-name="Header">
      <style:paragraph-properties fo:text-align="end" style:justify-single-word="false"/>
      <style:text-properties officeooo:rsid="0016ad1f" officeooo:paragraph-rsid="0016ad1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ames Dearing</text:p>
        <text:p text:style-name="MP2">Tyler Connors</text:p>
        <text:p text:style-name="MP2">Zhenzhong Yang</text:p>
        <text:p text:style-name="MP1"><text:date style:data-style-name="N84" text:date-value="2015-06-10T18:17:36.050722463">2015-06-10</text:date></text:p>
        <text:p text:style-name="MP1">Page <text:page-number text:select-page="current">3</text:page-number> of <text:page-count>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0T14:37:06.817810137</meta:creation-date>
    <dc:title>School essay</dc:title>
    <meta:editing-duration>PT3H10M1S</meta:editing-duration>
    <meta:editing-cycles>36</meta:editing-cycles>
    <meta:generator>LibreOffice/4.4.3.2$Linux_X86_64 LibreOffice_project/88805f81e9fe61362df02b9941de8e38a9b5fd16</meta:generator>
    <meta:initial-creator>James Dearing</meta:initial-creator>
    <dc:date>2015-06-10T18:17:36.034357495</dc:date>
    <dc:creator>James Dearing</dc:creator>
    <meta:document-statistic meta:table-count="0" meta:image-count="0" meta:object-count="0" meta:page-count="3" meta:paragraph-count="35" meta:word-count="1261" meta:character-count="6005" meta:non-whitespace-character-count="4794"/>
    <meta:template xlink:type="simple" xlink:actuate="onRequest" xlink:title="School essay" xlink:href="../../../.config/libreoffice/4/user/template/School%20essay.ott" meta:date="2015-06-10T14:37:06.723329624"/>
  </office:meta>
</office:document-meta>
</file>